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816" officeooo:paragraph-rsid="000a9816"/>
    </style:style>
    <style:style style:name="P2" style:family="paragraph" style:parent-style-name="Standard">
      <style:text-properties officeooo:rsid="000a9816" officeooo:paragraph-rsid="0016a93d"/>
    </style:style>
    <style:style style:name="P3" style:family="paragraph" style:parent-style-name="Standard">
      <style:text-properties officeooo:rsid="000b3e1a" officeooo:paragraph-rsid="0016a93d"/>
    </style:style>
    <style:style style:name="P4" style:family="paragraph" style:parent-style-name="Standard">
      <style:text-properties officeooo:rsid="000b4301" officeooo:paragraph-rsid="000b4301"/>
    </style:style>
    <style:style style:name="P5" style:family="paragraph" style:parent-style-name="Standard">
      <style:text-properties officeooo:rsid="000dd4f2" officeooo:paragraph-rsid="000dd4f2"/>
    </style:style>
    <style:style style:name="P6" style:family="paragraph" style:parent-style-name="Standard">
      <style:text-properties officeooo:rsid="000dd4f2" officeooo:paragraph-rsid="00143d4e"/>
    </style:style>
    <style:style style:name="P7" style:family="paragraph" style:parent-style-name="Standard">
      <style:text-properties officeooo:rsid="000fc1c5" officeooo:paragraph-rsid="000fc1c5"/>
    </style:style>
    <style:style style:name="P8" style:family="paragraph" style:parent-style-name="Standard">
      <style:text-properties officeooo:rsid="001110f4" officeooo:paragraph-rsid="00181978"/>
    </style:style>
    <style:style style:name="P9" style:family="paragraph" style:parent-style-name="Standard">
      <style:text-properties style:text-underline-style="solid" style:text-underline-width="auto" style:text-underline-color="font-color" officeooo:rsid="000b4301" officeooo:paragraph-rsid="000b4301"/>
    </style:style>
    <style:style style:name="P10" style:family="paragraph" style:parent-style-name="Standard">
      <style:text-properties style:text-underline-style="solid" style:text-underline-width="auto" style:text-underline-color="font-color" officeooo:rsid="000c711b" officeooo:paragraph-rsid="000c711b"/>
    </style:style>
    <style:style style:name="P11" style:family="paragraph" style:parent-style-name="Standard">
      <style:text-properties style:text-underline-style="solid" style:text-underline-width="auto" style:text-underline-color="font-color" officeooo:rsid="001110f4" officeooo:paragraph-rsid="001110f4"/>
    </style:style>
    <style:style style:name="P12" style:family="paragraph" style:parent-style-name="Standard">
      <style:text-properties style:text-underline-style="solid" style:text-underline-width="auto" style:text-underline-color="font-color" officeooo:rsid="001582a3" officeooo:paragraph-rsid="00181978"/>
    </style:style>
    <style:style style:name="P13" style:family="paragraph" style:parent-style-name="Standard">
      <style:text-properties officeooo:rsid="001582a3" officeooo:paragraph-rsid="00181978"/>
    </style:style>
    <style:style style:name="P14" style:family="paragraph" style:parent-style-name="Standard">
      <style:text-properties officeooo:rsid="0015f366" officeooo:paragraph-rsid="0015f366"/>
    </style:style>
    <style:style style:name="T1" style:family="text">
      <style:text-properties officeooo:rsid="000b4301"/>
    </style:style>
    <style:style style:name="T2" style:family="text">
      <style:text-properties officeooo:rsid="000c711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4bbe"/>
    </style:style>
    <style:style style:name="T5" style:family="text">
      <style:text-properties officeooo:rsid="001287aa"/>
    </style:style>
    <style:style style:name="T6" style:family="text">
      <style:text-properties officeooo:rsid="00143d4e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r</text:p>
      <text:p text:style-name="P1"/>
      <text:p text:style-name="P2"><text:span text:style-name="T3">Vision:</text:span></text:p>
      <text:p text:style-name="P2"><text:span text:style-name="T7"><text:tab/></text:span>Enable the scorer to record the scores of the tems during the game</text:p>
      <text:p text:style-name="P2"><text:span text:style-name="T3">Mission:</text:span> </text:p>
      <text:p text:style-name="P2"><text:tab/>Create an app that allows the scorer to record the points made in the game</text:p>
      <text:p text:style-name="P2"><text:span text:style-name="T3">Scope:</text:span> </text:p>
      <text:p text:style-name="P2"><text:tab/>The points of the game <text:span text:style-name="T4">that</text:span> will be added by <text:span text:style-name="T4">will have only a maximum of</text:span> 3 <text:span text:style-name="T4">points</text:span></text:p>
      <text:p text:style-name="P3"><text:span text:style-name="T3">Deliverables</text:span>: </text:p>
      <text:p text:style-name="P3"><text:span text:style-name="T1"><text:tab/>Scores</text:span></text:p>
      <text:p text:style-name="P3"><text:span text:style-name="T3">Principles:</text:span> </text:p>
      <text:p text:style-name="P3"><text:span text:style-name="T1"><text:tab/>The scorer's convenience is the priority</text:span></text:p>
      <text:p text:style-name="P9"/>
      <text:p text:style-name="P9">Features:</text:p>
      <text:p text:style-name="P4">1) <text:span text:style-name="T6">Record Score</text:span></text:p>
      <text:p text:style-name="P4"><text:tab/><text:span text:style-name="T2">A table in which the scorer will record the points made by the team</text:span></text:p>
      <text:p text:style-name="P4"/>
      <text:p text:style-name="P10">Acceptance Criteria</text:p>
      <text:p text:style-name="P6">1) <text:span text:style-name="T6">Record Score</text:span></text:p>
      <text:p text:style-name="P5"><text:tab/>-make sure that a team exists</text:p>
      <text:p text:style-name="P5"/>
      <text:p text:style-name="P7"><text:span text:style-name="T3">User Story</text:span>: As a scorer, I want to record the points by each team during the game</text:p>
      <text:p text:style-name="P7"/>
      <text:p text:style-name="P11">Use Case</text:p>
      <text:p text:style-name="P11"/>
      <text:p text:style-name="P8"><text:span text:style-name="T3">Name:</text:span> </text:p>
      <text:p text:style-name="P8"><text:span text:style-name="T6"><text:tab/>Record Score</text:span></text:p>
      <text:p text:style-name="P8"><text:span text:style-name="T3">Description:</text:span> </text:p>
      <text:p text:style-name="P8"><text:tab/>Allows <text:span text:style-name="T5">the scorer to record the points garnered by each team</text:span></text:p>
      <text:p text:style-name="P12">Pre-Condition: </text:p>
      <text:p text:style-name="P13"><text:tab/>There are two teams playing in a game</text:p>
      <text:p text:style-name="P13"><text:span text:style-name="T3">Post-Conditions:</text:span> </text:p>
      <text:p text:style-name="P13"><text:tab/>The scorer successfully recorded points</text:p>
      <text:p text:style-name="P14">Main Course:</text:p>
      <text:p text:style-name="P14">1) Show score board to the scorer</text:p>
      <text:p text:style-name="P14">2) Scorer inputs the point/s</text:p>
      <text:p text:style-name="P14">3) Point/s is/are added and a new score for a team is recorded</text:p>
      <text:p text:style-name="P14"><text:tab/>Exception(s):</text:p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45:00.653718304</meta:creation-date>
    <dc:date>2014-12-15T20:32:57.441281243</dc:date>
    <meta:editing-duration>PT1H45M1S</meta:editing-duration>
    <meta:editing-cycles>15</meta:editing-cycles>
    <meta:generator>LibreOffice/4.2.4.2$Linux_x86 LibreOffice_project/420m0$Build-2</meta:generator>
    <meta:document-statistic meta:table-count="0" meta:image-count="0" meta:object-count="0" meta:page-count="1" meta:paragraph-count="33" meta:word-count="165" meta:character-count="926" meta:non-whitespace-character-count="772"/>
  </office:meta>
</office:document-meta>
</file>